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Courier New" fo:font-size="10pt" officeooo:paragraph-rsid="00128ec5" style:font-size-asian="10pt" style:font-size-complex="10pt"/>
    </style:style>
    <style:style style:name="P2" style:family="paragraph" style:parent-style-name="Standard">
      <style:paragraph-properties fo:line-height="150%" fo:text-align="start" style:justify-single-word="false"/>
      <style:text-properties style:font-name="Courier New" fo:font-size="10pt" officeooo:paragraph-rsid="00128ec5" style:font-size-asian="10pt" style:font-size-complex="10pt"/>
    </style:style>
    <style:style style:name="P3" style:family="paragraph" style:parent-style-name="Standard" style:list-style-name="L1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90180b" officeooo:paragraph-rsid="00128ec5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90180b" officeooo:paragraph-rsid="00128ec5" style:font-size-asian="9.60000038146973pt" style:font-weight-asian="normal" style:font-size-complex="11pt" style:font-weight-complex="normal"/>
    </style:style>
    <style:style style:name="P5" style:family="paragraph" style:parent-style-name="Standard" style:list-style-name="L1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7ee02f" officeooo:paragraph-rsid="00128ec5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7ee02f" officeooo:paragraph-rsid="00128ec5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822f49" officeooo:paragraph-rsid="00128ec5" style:font-size-asian="9.60000038146973pt" style:font-weight-asian="normal" style:font-size-complex="11pt" style:font-weight-complex="normal"/>
    </style:style>
    <style:style style:name="P8" style:family="paragraph" style:parent-style-name="Standard" style:list-style-name="L3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847132" officeooo:paragraph-rsid="00128ec5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847132" officeooo:paragraph-rsid="00128ec5" style:font-size-asian="9.60000038146973pt" style:font-weight-asian="normal" style:font-size-complex="11pt" style:font-weight-complex="normal"/>
    </style:style>
    <style:style style:name="P10" style:family="paragraph" style:parent-style-name="Standard" style:list-style-name="L1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8c84ac" officeooo:paragraph-rsid="00128ec5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8c84ac" officeooo:paragraph-rsid="00128ec5" style:font-size-asian="9.60000038146973pt" style:font-weight-asian="normal" style:font-size-complex="11pt" style:font-weight-complex="normal"/>
    </style:style>
    <style:style style:name="P12" style:family="paragraph" style:parent-style-name="Standard" style:list-style-name="L1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85e823" officeooo:paragraph-rsid="00128ec5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85e823" officeooo:paragraph-rsid="00128ec5" style:font-size-asian="9.60000038146973pt" style:font-weight-asian="normal" style:font-size-complex="11pt" style:font-weight-complex="normal"/>
    </style:style>
    <style:style style:name="P14" style:family="paragraph" style:parent-style-name="Standard" style:list-style-name="L1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8dde08" officeooo:paragraph-rsid="00128ec5" style:font-size-asian="9.60000038146973pt" style:font-weight-asian="normal" style:font-size-complex="11pt" style:font-weight-complex="normal"/>
    </style:style>
    <style:style style:name="P15" style:family="paragraph" style:parent-style-name="Standard" style:list-style-name="L1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8e0dd7" officeooo:paragraph-rsid="00128ec5" style:font-size-asian="9.60000038146973pt" style:font-weight-asian="normal" style:font-size-complex="11pt" style:font-weight-complex="normal"/>
    </style:style>
    <style:style style:name="P16" style:family="paragraph" style:parent-style-name="Standard" style:list-style-name="L1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8f21eb" officeooo:paragraph-rsid="00128ec5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8f21eb" officeooo:paragraph-rsid="00128ec5" style:font-size-asian="9.60000038146973pt" style:font-weight-asian="normal" style:font-size-complex="11pt" style:font-weight-complex="normal"/>
    </style:style>
    <style:style style:name="P18" style:family="paragraph" style:parent-style-name="Standard" style:list-style-name="L1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normal" officeooo:rsid="008dde08" officeooo:paragraph-rsid="00128ec5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ourier New" fo:font-size="10pt" style:text-underline-style="none" fo:font-weight="normal" officeooo:rsid="007ee02f" officeooo:paragraph-rsid="00128ec5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ourier New" fo:font-size="10pt" style:text-underline-style="none" fo:font-weight="normal" officeooo:rsid="007ee02f" officeooo:paragraph-rsid="00128ec5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28ec5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officeooo:paragraph-rsid="00128ec5"/>
    </style:style>
    <style:style style:name="P23" style:family="paragraph" style:parent-style-name="Standard" style:list-style-name="L3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847132" officeooo:paragraph-rsid="00128ec5" style:font-size-asian="9.60000038146973pt" style:font-weight-asian="normal" style:font-size-complex="11pt" style:font-weight-complex="normal"/>
    </style:style>
    <style:style style:name="T1" style:family="text">
      <style:text-properties officeooo:rsid="007f6105"/>
    </style:style>
    <style:style style:name="T2" style:family="text">
      <style:text-properties officeooo:rsid="00858655"/>
    </style:style>
    <style:style style:name="T3" style:family="text">
      <style:text-properties fo:color="#008080" style:font-name="Courier New1" fo:font-size="10pt" style:font-size-asian="10pt"/>
    </style:style>
    <style:style style:name="T4" style:family="text">
      <style:text-properties fo:color="#008080" style:font-name="Courier New1" fo:font-size="10pt" style:font-size-asian="10pt" style:font-size-complex="10pt"/>
    </style:style>
    <style:style style:name="T5" style:family="text">
      <style:text-properties fo:color="#008080" style:font-name="Courier New1" fo:font-size="10pt" officeooo:rsid="008dde08" style:font-size-asian="10pt" style:font-size-complex="10pt"/>
    </style:style>
    <style:style style:name="T6" style:family="text">
      <style:text-properties fo:color="#3f7f7f" style:font-name="Courier New1" fo:font-size="10pt" style:font-size-asian="10pt"/>
    </style:style>
    <style:style style:name="T7" style:family="text">
      <style:text-properties fo:color="#3f7f7f" style:font-name="Courier New1" fo:font-size="10pt" style:font-size-asian="10pt" style:font-size-complex="10pt"/>
    </style:style>
    <style:style style:name="T8" style:family="text">
      <style:text-properties fo:color="#3f7f7f" style:font-name="Courier New1" fo:font-size="10pt" officeooo:rsid="008dde08" style:font-size-asian="10pt" style:font-size-complex="10pt"/>
    </style:style>
    <style:style style:name="T9" style:family="text">
      <style:text-properties style:font-name="Courier New1" fo:font-size="10pt" style:font-size-asian="10pt"/>
    </style:style>
    <style:style style:name="T10" style:family="text">
      <style:text-properties style:font-name="Courier New1" fo:font-size="10pt" style:font-size-asian="10pt" style:font-size-complex="10pt"/>
    </style:style>
    <style:style style:name="T11" style:family="text">
      <style:text-properties style:font-name="Courier New1" fo:font-size="10pt" officeooo:rsid="008dde08" style:font-size-asian="10pt" style:font-size-complex="10pt"/>
    </style:style>
    <style:style style:name="T12" style:family="text">
      <style:text-properties fo:color="#7f007f" style:font-name="Courier New1" fo:font-size="10pt" style:font-size-asian="10pt"/>
    </style:style>
    <style:style style:name="T13" style:family="text">
      <style:text-properties fo:color="#7f007f" style:font-name="Courier New1" fo:font-size="10pt" style:font-size-asian="10pt" style:font-size-complex="10pt"/>
    </style:style>
    <style:style style:name="T14" style:family="text">
      <style:text-properties fo:color="#7f007f" style:font-name="Courier New1" fo:font-size="10pt" officeooo:rsid="008dde08" style:font-size-asian="10pt" style:font-size-complex="10pt"/>
    </style:style>
    <style:style style:name="T15" style:family="text">
      <style:text-properties fo:color="#000000" style:font-name="Courier New1" fo:font-size="10pt" style:font-size-asian="10pt"/>
    </style:style>
    <style:style style:name="T16" style:family="text">
      <style:text-properties fo:color="#000000" style:font-name="Courier New1" fo:font-size="10pt" style:font-size-asian="10pt" style:font-size-complex="10pt"/>
    </style:style>
    <style:style style:name="T17" style:family="text">
      <style:text-properties fo:color="#000000" style:font-name="Courier New1" fo:font-size="10pt" officeooo:rsid="008dde08" style:font-size-asian="10pt" style:font-size-complex="10pt"/>
    </style:style>
    <style:style style:name="T18" style:family="text">
      <style:text-properties fo:color="#2a00ff" style:font-name="Courier New1" fo:font-size="10pt" fo:font-style="italic" style:font-size-asian="10pt" style:font-style-asian="italic"/>
    </style:style>
    <style:style style:name="T19" style:family="text">
      <style:text-properties fo:color="#2a00ff" style:font-name="Courier New1" fo:font-size="10pt" fo:font-style="italic" officeooo:rsid="008c84ac" style:font-size-asian="10pt" style:font-style-asian="italic"/>
    </style:style>
    <style:style style:name="T20" style:family="text">
      <style:text-properties fo:color="#2a00ff" style:font-name="Courier New1" fo:font-size="10pt" fo:font-style="italic" style:font-size-asian="10pt" style:font-style-asian="italic" style:font-size-complex="10pt"/>
    </style:style>
    <style:style style:name="T21" style:family="text">
      <style:text-properties fo:color="#2a00ff" style:font-name="Courier New1" fo:font-size="10pt" fo:font-style="italic" officeooo:rsid="00921363" style:font-size-asian="10pt" style:font-style-asian="italic" style:font-size-complex="10pt"/>
    </style:style>
    <style:style style:name="T22" style:family="text">
      <style:text-properties fo:color="#2a00ff" style:font-name="Courier New1" fo:font-size="10pt" fo:font-style="italic" officeooo:rsid="008dde08" style:font-size-asian="10pt" style:font-style-asian="italic" style:font-size-complex="10pt"/>
    </style:style>
    <style:style style:name="T23" style:family="text">
      <style:text-properties fo:color="#2a00ff" style:font-name="Courier New1" fo:font-size="10pt" fo:font-style="italic" officeooo:rsid="00937dbb" style:font-size-asian="10pt" style:font-style-asian="italic" style:font-size-complex="10pt"/>
    </style:style>
    <style:style style:name="T24" style:family="text">
      <style:text-properties officeooo:rsid="00870db5"/>
    </style:style>
    <style:style style:name="T25" style:family="text">
      <style:text-properties officeooo:rsid="008e0dd7"/>
    </style:style>
    <style:style style:name="T26" style:family="text">
      <style:text-properties officeooo:rsid="008e8978"/>
    </style:style>
    <style:style style:name="T27" style:family="text">
      <style:text-properties officeooo:rsid="00921363"/>
    </style:style>
    <style:style style:name="T28" style:family="text">
      <style:text-properties officeooo:rsid="0090180b"/>
    </style:style>
    <style:style style:name="T29" style:family="text">
      <style:text-properties officeooo:rsid="00943950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05132163145586497" text:style-name="L1">
        <text:list-item>
          <text:p text:style-name="P5">GET request looks like this</text:p>
        </text:list-item>
      </text:list>
      <text:p text:style-name="P19">http://myserver.com/catalog?item=1729</text:p>
      <text:p text:style-name="P6">Here we can see item ID is supplied as query parameter. When the request is received the parameter must be transfer to an appropriate bean. <text:span text:style-name="T1">One can use 'view parameters' for this purpose. For that one should add the following on the top of your page</text:span></text:p>
      <text:p text:style-name="P20">&lt;f:metadata&gt;</text:p>
      <text:p text:style-name="P1">&lt;f:viewParam name="item" value="#{catalog.currentItem}"/&gt;</text:p>
      <text:p text:style-name="P2">&lt;/f:metadata&gt;</text:p>
      <text:p text:style-name="P7">When the request is processed, the value of 'item' parameter will be passed to the 'setCurrentItem' method of the bean 'catalog'.</text:p>
      <text:list xml:id="list8422729389348750180" text:style-name="L3">
        <text:list-item>
          <text:p text:style-name="P23">To generate GET request one should use links and buttons which generates GET request. This is done through h:button and h:link tags(In constrast to h:commandButton or h:commandLink). </text:p>
        </text:list-item>
        <text:list-item>
          <text:p text:style-name="P8">Also the target view-ID will be specified by 'outcome' attribute <text:span text:style-name="T2">as shown below</text:span></text:p>
        </text:list-item>
      </text:list>
      <text:p text:style-name="P9"><text:span text:style-name="T3">&lt;</text:span><text:span text:style-name="T6">h:link</text:span><text:span text:style-name="T9"> </text:span><text:span text:style-name="T12">outcome</text:span><text:span text:style-name="T15">=</text:span><text:span text:style-name="T18">"/welcome.xhtml"</text:span><text:span text:style-name="T9"> <text:s/></text:span><text:span text:style-name="T12">value</text:span><text:span text:style-name="T15">=</text:span><text:span text:style-name="T18">"link"</text:span><text:span text:style-name="T3">&gt;</text:span></text:p>
      <text:list xml:id="list103948199162470" text:continue-list="list1305132163145586497" text:style-name="L1">
        <text:list-header>
          <text:p text:style-name="P10">One can also supply value expression for outcome attribute as shown below</text:p>
        </text:list-header>
      </text:list>
      <text:p text:style-name="P9"><text:span text:style-name="T3">&lt;</text:span><text:span text:style-name="T6">h:link</text:span><text:span text:style-name="T9"> </text:span><text:span text:style-name="T12">outcome</text:span><text:span text:style-name="T15">=</text:span><text:span text:style-name="T18">"/welcome.xhtml"</text:span><text:span text:style-name="T9"> <text:s/></text:span><text:span text:style-name="T12">value</text:span><text:span text:style-name="T15">=</text:span><text:span text:style-name="T18">"</text:span><text:span text:style-name="T19">#{user.getOutcome}</text:span><text:span text:style-name="T18">"</text:span><text:span text:style-name="T3">&gt;</text:span></text:p>
      <text:p text:style-name="P13"/>
      <text:p text:style-name="P11">The above value expression #{user.getOutcome} returns a String which can be used by navigation handler. </text:p>
      <text:list xml:id="list103948294175451" text:continue-numbering="true" text:style-name="L1">
        <text:list-item>
          <text:p text:style-name="P12">The<text:span text:style-name="T24">re</text:span> essential difference between 'outcome' of h:link and 'action' of h:commandLink. <text:span text:style-name="T24">'outcome' attribute is evaluated</text:span></text:p>
          <text:p text:style-name="P12"><text:span text:style-name="T24">before the page is rendered so that link can be embedded into the page. JSF calls it 'pre-emptive' navigation for computing target view-ID for get request. On the other hand 'action' attribute is only evaluated when the button is actually clicked.</text:span></text:p>
        </text:list-item>
        <text:list-item>
          <text:p text:style-name="P18">Specifying Parameters</text:p>
          <text:p text:style-name="P14">One can specify parameters using three ways</text:p>
          <text:p text:style-name="P14">1.<text:tab/><text:span text:style-name="T25">Specify parameters in a outcome string as</text:span></text:p>
          <text:p text:style-name="P14"><text:span text:style-name="T4">&lt;</text:span><text:span text:style-name="T7">h:link</text:span><text:span text:style-name="T10"> </text:span><text:span text:style-name="T13">outcome</text:span><text:span text:style-name="T16">=</text:span><text:span text:style-name="T20">"/welcome.xhtml?</text:span><text:span text:style-name="T21">name=JayJosh</text:span><text:span text:style-name="T20">"</text:span><text:span text:style-name="T10"> <text:s/></text:span><text:span text:style-name="T13">value</text:span><text:span text:style-name="T16">=</text:span><text:span text:style-name="T20">"link"/</text:span><text:span text:style-name="T4">&gt;</text:span><text:span text:style-name="T16"> </text:span></text:p>
          <text:p text:style-name="P15"><text:span text:style-name="T26">One can also use value expression for parameters as shown below</text:span></text:p>
          <text:p text:style-name="P15"><text:span text:style-name="T5">&lt;</text:span><text:span text:style-name="T8">h:link</text:span><text:span text:style-name="T11"> </text:span><text:span text:style-name="T14">outcome</text:span><text:span text:style-name="T17">=</text:span><text:span text:style-name="T22">"/</text:span><text:span text:style-name="T23">welcome.xhtml?#{user.name}</text:span><text:span text:style-name="T22">"</text:span><text:span text:style-name="T11"> <text:s/></text:span><text:span text:style-name="T14">value</text:span><text:span text:style-name="T17">=</text:span><text:span text:style-name="T22">"link"/</text:span><text:span text:style-name="T5">&gt;</text:span></text:p>
        </text:list-item>
      </text:list>
      <text:p text:style-name="P17">2.<text:tab/>Using view parameters as</text:p>
      <text:list xml:id="list103948309193587" text:continue-numbering="true" text:style-name="L1">
        <text:list-header>
          <text:p text:style-name="P16">The link is provided <text:span text:style-name="T27">with parameter as shown below </text:span>by <text:span text:style-name="T28">login.xhtml page as shown below</text:span></text:p>
        </text:list-header>
      </text:list>
      <text:p text:style-name="P21"><text:span text:style-name="T3">&lt;</text:span><text:span text:style-name="T6">h:link</text:span><text:span text:style-name="T9"> </text:span><text:span text:style-name="T12">outcome</text:span><text:span text:style-name="T15">=</text:span><text:span text:style-name="T18">"/welcome.xhtml"</text:span><text:span text:style-name="T9"> <text:s/></text:span><text:span text:style-name="T12">value</text:span><text:span text:style-name="T15">=</text:span><text:span text:style-name="T18">"link"</text:span><text:span text:style-name="T3">&gt;</text:span><text:span text:style-name="T15"> </text:span></text:p>
      <text:p text:style-name="P21"><text:span text:style-name="T15"><text:tab/></text:span><text:span text:style-name="T3">&lt;</text:span><text:span text:style-name="T6">f:param</text:span><text:span text:style-name="T9"> </text:span><text:span text:style-name="T12">name</text:span><text:span text:style-name="T15">=</text:span><text:span text:style-name="T18">"name"</text:span><text:span text:style-name="T9"> </text:span><text:span text:style-name="T12">value</text:span><text:span text:style-name="T15">=</text:span><text:span text:style-name="T18">"JayJosh"</text:span><text:span text:style-name="T3">/&gt;</text:span></text:p>
      <text:p text:style-name="P17"><text:span text:style-name="T3">&lt;/</text:span><text:span text:style-name="T6">h:link</text:span><text:span text:style-name="T3">&gt;</text:span></text:p>
      <text:list xml:id="list103948319183094" text:continue-numbering="true" text:style-name="L1">
        <text:list-header>
          <text:p text:style-name="P3"><text:span text:style-name="T29">In both the above cases the parameters will be received in welcome.xhtml page and bean is updated through</text:span></text:p>
        </text:list-header>
      </text:list>
      <text:p text:style-name="P22"><text:span text:style-name="T3">&lt;</text:span><text:span text:style-name="T6">f:metadata</text:span><text:span text:style-name="T3">&gt;</text:span></text:p>
      <text:p text:style-name="P22"><text:span text:style-name="T15"><text:s text:c="3"/></text:span><text:span text:style-name="T3">&lt;</text:span><text:span text:style-name="T6">f:viewParam</text:span><text:span text:style-name="T9"> </text:span><text:span text:style-name="T12">name</text:span><text:span text:style-name="T15">=</text:span><text:span text:style-name="T18">"name"</text:span><text:span text:style-name="T9"> </text:span><text:span text:style-name="T12">value</text:span><text:span text:style-name="T15">=</text:span><text:span text:style-name="T18">"#{user.name}"</text:span><text:span text:style-name="T9"> </text:span><text:span text:style-name="T3">/&gt;</text:span></text:p>
      <text:p text:style-name="P4"><text:span text:style-name="T3">&lt;/</text:span><text:span text:style-name="T6">f:metadata</text:span><text:span text:style-name="T3">&gt;</text:span></text:p>
      <text:list xml:id="list103948326174655" text:continue-numbering="true" text:style-name="L1">
        <text:list-header>
          <text:p text:style-name="P3">Here when link is clicked parameter with name = name and value = JayJosh appended to the url and in welcome.xhtml page it is received because of &lt;f:metadata&gt; tag and then setName() of 'user' will be called to set its values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7874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10:26:38.358000000</meta:creation-date>
    <dc:date>2016-12-27T10:39:47.081000000</dc:date>
    <meta:editing-duration>P0D</meta:editing-duration>
    <meta:editing-cycles>1</meta:editing-cycles>
    <meta:document-statistic meta:table-count="0" meta:image-count="0" meta:object-count="0" meta:page-count="1" meta:paragraph-count="31" meta:word-count="348" meta:character-count="2358" meta:non-whitespace-character-count="2043"/>
    <meta:generator>LibreOffice/4.2.4.2$Windows_x86 LibreOffice_project/63150712c6d317d27ce2db16eb94c2f3d7b699f8</meta:generator>
  </office:meta>
</office:document-meta>
</file>